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400000053D26B761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vertMTStd" svg:font-family="CalvertMTStd" style:font-family-generic="roman"/>
    <style:font-face style:name="Arial3" svg:font-family="Arial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5" style:family="graphic">
      <style:graphic-properties draw:stroke="none" draw:fill="none" draw:fill-color="#ffffff" draw:textarea-horizontal-align="left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796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2.303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13cm"/>
    </style:style>
    <style:style style:name="pr4" style:family="presentation" style:parent-style-name="Default-title">
      <style:graphic-properties draw:stroke="none" draw:fill="none" draw:fill-color="#ffffff" draw:auto-grow-height="true" fo:min-height="3.457cm" draw:shadow-color="#808080"/>
    </style:style>
    <style:style style:name="pr5" style:family="presentation" style:parent-style-name="Default-outline1">
      <style:graphic-properties fo:min-height="10.79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2pt"/>
    </style:style>
    <style:style style:name="T1" style:family="text">
      <style:text-properties fo:color="#ffffff" style:text-outline="false" style:text-line-through-style="none" style:text-position="0% 100%" style:font-name="Tahoma1" fo:font-size="36pt" fo:language="nl" fo:country="NL" fo:font-style="normal" fo:text-shadow="none" style:text-underline-style="none" fo:font-weight="normal" style:letter-kerning="true" style:font-name-asian="Arial3" style:font-size-asian="10.5pt" style:font-style-asian="normal" style:font-weight-asian="normal" style:font-name-complex="CalvertMTStd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Tahoma1" fo:language="nl" fo:country="NL"/>
    </style:style>
    <style:style style:name="T3" style:family="text">
      <style:text-properties fo:color="#ffffff" style:text-outline="false" style:text-line-through-style="none" style:text-position="0% 100%" style:font-name="Tahoma1" fo:font-size="36pt" fo:language="nl" fo:country="NL" fo:font-style="normal" fo:text-shadow="none" style:text-underline-style="none" fo:font-weight="normal" style:letter-kerning="true" style:font-name-asian="CalvertMTStd" style:font-size-asian="36pt" style:font-style-asian="normal" style:font-weight-asian="normal" style:font-name-complex="CalvertMTStd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a6d6" fo:language="nl" fo:country="NL" style:font-name-asian="Bookman Old Style" style:font-name-complex="Bookman Old Style"/>
    </style:style>
    <style:style style:name="T5" style:family="text">
      <style:text-properties fo:color="#0066cc" fo:font-size="23pt" style:font-size-asian="23pt" style:font-size-complex="23pt"/>
    </style:style>
    <style:style style:name="T6" style:family="text">
      <style:text-properties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071cm"/>
        <style:text-properties style:font-name="Times" fo:color="#00a6d6" fo:font-size="100%"/>
      </text:list-level-style-bullet>
      <text:list-level-style-bullet text:level="3" text:bullet-char="•">
        <style:list-level-properties text:space-before="2.129cm"/>
        <style:text-properties style:font-name="Times" fo:color="#00a6d6" fo:font-size="100%"/>
      </text:list-level-style-bullet>
      <text:list-level-style-bullet text:level="4" text:bullet-char="•">
        <style:list-level-properties text:space-before="3.188cm"/>
        <style:text-properties style:font-name="Times" fo:color="#108bd9" fo:font-size="100%"/>
      </text:list-level-style-bullet>
      <text:list-level-style-bullet text:level="5" text:bullet-char="•">
        <style:list-level-properties text:space-before="4.246cm"/>
        <style:text-properties style:font-name="Times" fo:color="#108bd9" fo:font-size="100%"/>
      </text:list-level-style-bullet>
      <text:list-level-style-bullet text:level="6" text:bullet-char="•">
        <style:list-level-properties text:space-before="4.246cm"/>
        <style:text-properties style:font-name="Times" fo:color="#108bd9" fo:font-size="100%"/>
      </text:list-level-style-bullet>
      <text:list-level-style-bullet text:level="7" text:bullet-char="•">
        <style:list-level-properties text:space-before="4.246cm"/>
        <style:text-properties style:font-name="Times" fo:color="#108bd9" fo:font-size="100%"/>
      </text:list-level-style-bullet>
      <text:list-level-style-bullet text:level="8" text:bullet-char="•">
        <style:list-level-properties text:space-before="4.246cm"/>
        <style:text-properties style:font-name="Times" fo:color="#108bd9" fo:font-size="100%"/>
      </text:list-level-style-bullet>
      <text:list-level-style-bullet text:level="9" text:bullet-char="•">
        <style:list-level-properties text:space-before="4.246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/>
        <style:text-properties style:font-name="Times" fo:color="#108bd9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42cm"/>
        <style:text-properties style:font-name="Tahoma1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Default" presentation:presentation-page-layout-name="AL1T0" presentation:use-date-time-name="dtd1">
        <office:forms form:automatic-focus="false" form:apply-design-mode="false"/>
        <draw:custom-shape draw:name="Rectangle 5" draw:style-name="gr1" draw:text-style-name="P1" draw:layer="layout" svg:width="20.298cm" svg:height="5.269cm" svg:x="1.31cm" svg:y="5.711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18.887cm" svg:height="1.795cm" svg:x="1.904cm" svg:y="5.987cm" presentation:class="title" presentation:user-transformed="true">
          <draw:text-box>
            <text:list text:style-name="L1">
              <text:list-header>
                <text:p text:style-name="P2"><text:span text:style-name="T1">Assessing </text:span><text:span text:style-name="T2">Technical Candidates </text:span><text:span text:style-name="T3">on the Social Web</text:span></text:p>
              </text:list-header>
            </text:list>
          </draw:text-box>
        </draw:frame>
        <draw:frame presentation:style-name="pr2" draw:text-style-name="P1" draw:layer="layout" svg:width="18.838cm" svg:height="2.302cm" svg:x="1.778cm" svg:y="8.89cm" presentation:class="subtitle" presentation:user-transformed="true">
          <draw:text-box>
            <text:list text:style-name="L2">
              <text:list-header>
                <text:p text:style-name="P3"><text:span text:style-name="T4">A. Capiluppi, A. Serebrenik, L. Singer</text:span></text:p>
              </text:list-header>
            </text:list>
          </draw:text-box>
        </draw:frame>
        <draw:custom-shape draw:name="Rectangle 20" draw:style-name="gr2" draw:text-style-name="P1" draw:layer="layout" svg:width="1.305cm" svg:height="5.715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Overview<text:line-break/><text:span text:style-name="T5">Analysis of multiple networks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4">Generic social networks (Facebook/Google+)</text:p>
              </text:list-item>
              <text:list-item>
                <text:p text:style-name="P4">Social code sharing (GitHub)</text:p>
              </text:list-item>
              <text:list-item>
                <text:p text:style-name="P4">Q&amp;A Sites (StackOverflow)</text:p>
              </text:list-item>
              <text:list-item>
                <text:p text:style-name="P4">Professional Social Networking sites (LinkedIn)</text:p>
              </text:list-item>
              <text:list-item>
                <text:p text:style-name="P4">Profile Aggregators (Codewall, GeekLi.st, Masterbranch, Yatedo)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2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Generic social networks<text:line-break/>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4">Past and present personality</text:p>
              </text:list-item>
              <text:list-item>
                <text:p text:style-name="P4">Develops social skills (1)</text:p>
              </text:list-item>
              <text:list-item>
                <text:p text:style-name="P4">Should not be used for recruitment</text:p>
                <text:p text:style-name="P4"/>
              </text:list-item>
            </text:list>
          </draw:text-box>
        </draw:frame>
        <draw:frame draw:style-name="gr6" draw:text-style-name="P5" draw:layer="layout" svg:width="24.53cm" svg:height="0.589cm" svg:x="0.362cm" svg:y="16.256cm">
          <draw:text-box>
            <text:p><text:span text:style-name="T6">1. C. Steinfild, N. Ellison, and C. Lampe, “Social Capital, Self-Esteem, and Use of Online Social Network Sites: A Longitudinal Analysis,” J. Applied Developmental Psychology, vol. 29, no. 6, 200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3" presentation:class="page"/>
          <draw:frame presentation:style-name="pr3" draw:text-style-name="P6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Social Code Sharing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4">The usual content</text:p>
              </text:list-item>
              <text:list-item>
                <text:p text:style-name="P4">Don't forget about metadata: eg. follower count (on GitHub)</text:p>
              </text:list-item>
              <text:list-item>
                <text:p text:style-name="P4">Userbase is bia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4" presentation:class="page"/>
          <draw:frame presentation:style-name="pr3" draw:text-style-name="P6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Q&amp;A Sites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Reputation</text:p>
              </text:list-item>
              <text:list-item>
                <text:p>(Gold) Badges</text:p>
              </text:list-item>
              <text:list-item>
                <text:p>Frequency of participation</text:p>
              </text:list-item>
              <text:list-item>
                <text:p>(average) score by answer/question</text:p>
              </text:list-item>
              <text:list-item>
                <text:p>Beware of leniency bia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5" presentation:class="page"/>
          <draw:frame presentation:style-name="pr3" draw:text-style-name="P6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Professional networking sites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All previous employers</text:p>
              </text:list-item>
              <text:list-item>
                <text:p>Disregard recommendations/endorsements</text:p>
              </text:list-item>
              <text:list-item>
                <text:p>Like GitHub: biased userbas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6" presentation:class="page"/>
          <draw:frame presentation:style-name="pr3" draw:text-style-name="P6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Profile aggregators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Discourage closed source developers to create profiles</text:p>
              </text:list-item>
              <text:list-item>
                <text:p>Makes finding corresponding profiles easier</text:p>
              </text:list-item>
              <text:list-item>
                <text:p>Endorsements should be ignored</text:p>
              </text:list-item>
              <text:list-item>
                <text:p>Coderwall has badges that can give insigh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7" presentation:class="page"/>
          <draw:frame presentation:style-name="pr3" draw:text-style-name="P6" draw:layer="layout" svg:width="13.838cm" svg:height="12.413cm" svg:x="2.518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vertMTStd" svg:font-family="CalvertMTStd" style:font-family-generic="roman"/>
    <style:font-face style:name="Arial3" svg:font-family="Arial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2pt" fo:language="en" fo:country="US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Tahoma1" fo:font-size="33pt" fo:language="nl" fo:country="NL" fo:font-style="normal" fo:text-shadow="none" style:text-underline-style="none" fo:font-weight="normal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Bookman Old Style" fo:font-size="33pt" fo:font-style="normal" fo:text-shadow="none" style:text-underline-style="none" fo:font-weight="normal" style:letter-kerning="true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1.693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1.693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margin-left="0cm" fo:margin-right="0cm" fo:text-align="start" fo:text-indent="0cm" style:punctuation-wrap="hanging" style:line-break="strict"/>
    </style:style>
    <style:style style:name="MP9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color="#000000" fo:font-size="12pt" fo:language="nl" fo:country="NL" style:font-name-asian="ＭＳ Ｐゴシック" style:font-size-asian="12pt" style:font-name-complex="ＭＳ Ｐゴシック" style:font-size-complex="12pt"/>
    </style:style>
    <style:style style:name="MT2" style:family="text">
      <style:text-properties fo:font-size="11pt" fo:language="nl" fo:country="NL" style:font-name-asian="ＭＳ Ｐゴシック" style:font-size-asian="11pt" style:font-name-complex="ＭＳ Ｐゴシック" style:font-size-complex="11pt"/>
    </style:style>
    <style:style style:name="MT3" style:family="text">
      <style:text-properties fo:color="#00a6d6" style:text-outline="false" style:text-line-through-style="none" style:text-position="0% 100%" style:font-name="CalvertMTStd" fo:font-size="10pt" fo:language="nl" fo:country="NL" fo:font-style="normal" fo:text-shadow="none" style:text-underline-style="none" fo:font-weight="normal" style:letter-kerning="true" style:font-name-asian="Arial3" style:font-size-asian="10pt" style:font-style-asian="normal" style:font-weight-asian="normal" style:font-name-complex="CalvertMTStd" style:font-size-complex="10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00a6d6" fo:font-size="10pt" fo:language="nl" fo:country="NL" style:font-size-asian="10pt" style:font-size-complex="10pt"/>
    </style:style>
    <style:style style:name="MT5" style:family="text">
      <style:text-properties style:font-name="Arial1" fo:font-size="12pt" fo:language="nl" fo:country="NL" style:font-name-asian="ＭＳ Ｐゴシック" style:font-size-asian="12pt" style:font-name-complex="ＭＳ Ｐゴシック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59cm" svg:x="0cm" svg:y="0cm">
        <text:p/>
      </draw:rect>
      <draw:frame draw:style-name="Mgr2" draw:text-style-name="MP2" draw:layer="backgroundobjects" svg:width="8.18cm" svg:height="1.38cm" svg:x="0cm" svg:y="0cm" presentation:class="header">
        <draw:text-box>
          <text:p/>
        </draw:text-box>
      </draw:frame>
      <draw:frame draw:style-name="Mgr3" draw:text-style-name="MP4" draw:layer="backgroundobjects" svg:width="8.18cm" svg:height="1.38cm" svg:x="10.68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18cm" svg:height="1.38cm" svg:x="0cm" svg:y="26.203cm" presentation:class="footer">
        <draw:text-box>
          <text:p/>
        </draw:text-box>
      </draw:frame>
      <draw:frame draw:style-name="Mgr5" draw:text-style-name="MP4" draw:layer="backgroundobjects" svg:width="8.18cm" svg:height="1.38cm" svg:x="10.689cm" svg:y="26.203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888cm" svg:height="3.457cm" svg:x="2.549cm" svg:y="1.269cm" presentation:class="title" presentation:placeholder="true">
        <draw:text-box/>
      </draw:frame>
      <draw:frame presentation:style-name="Default-outline1" draw:layer="backgroundobjects" svg:width="19.83cm" svg:height="11.049cm" svg:x="2.571cm" svg:y="5.079cm" presentation:class="outline" presentation:placeholder="true">
        <draw:text-box/>
      </draw:frame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2" draw:layer="backgroundobjects" svg:width="9.34cm" svg:height="1.953cm" svg:x="13.716cm" svg:y="17.569cm">
        <text:list text:style-name="ML2">
          <text:list-header>
            <text:p text:style-name="MP8"><text:span text:style-name="MT3">Assessing </text:span><text:span text:style-name="MT4">Technical Candidates on the Social Web</text:span></text:p>
            <text:p text:style-name="MP8"><text:span text:style-name="MT4"/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" draw:text-style-name="MP1" draw:layer="backgroundobjects" svg:width="18.87cm" svg:height="27.59cm" svg:x="0cm" svg:y="0cm">
          <text:p/>
        </draw:rect>
        <draw:frame presentation:style-name="Mpr1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2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5cm" svg:x="2.54cm" svg:y="2.067cm" presentation:class="page"/>
        <draw:frame presentation:style-name="Default-notes" draw:layer="backgroundobjects" svg:width="13.838cm" svg:height="12.413cm" svg:x="2.518cm" svg:y="13.105cm" presentation:class="notes" presentation:placeholder="true">
          <draw:text-box/>
        </draw:frame>
        <draw:frame presentation:style-name="Mpr3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4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4" draw:text-style-name="MP2" draw:layer="backgroundobjects" svg:width="9.34cm" svg:height="1.953cm" svg:x="13.716cm" svg:y="17.568cm">
        <text:list text:style-name="ML2">
          <text:list-header>
            <text:p text:style-name="MP8"><text:span text:style-name="MT3">Assessing </text:span><text:span text:style-name="MT4">Technical Candidates on the Social Web</text:span></text:p>
            <text:p text:style-name="MP8"><text:span text:style-name="MT4"/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2" draw:style-name="Mgr15" draw:text-style-name="MP5" draw:layer="backgroundobjects" svg:width="20.298cm" svg:height="5.269cm" svg:x="1.31cm" svg:y="5.711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888cm" svg:height="3.457cm" svg:x="2.549cm" svg:y="1.269cm" presentation:class="title" presentation:placeholder="true">
        <draw:text-box/>
      </draw:frame>
      <draw:frame presentation:style-name="Title1-outline1" draw:layer="backgroundobjects" svg:width="19.83cm" svg:height="11.049cm" svg:x="2.571cm" svg:y="5.07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8.87cm" svg:height="27.59cm" svg:x="0cm" svg:y="0cm">
          <text:p/>
        </draw:rect>
        <draw:frame presentation:style-name="Mpr5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6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1-title" draw:layer="backgroundobjects" svg:width="13.794cm" svg:height="10.345cm" svg:x="2.54cm" svg:y="2.067cm" presentation:class="page"/>
        <draw:frame presentation:style-name="Title1-notes" draw:layer="backgroundobjects" svg:width="13.838cm" svg:height="12.413cm" svg:x="2.518cm" svg:y="13.105cm" presentation:class="notes" presentation:placeholder="true">
          <draw:text-box/>
        </draw:frame>
        <draw:frame presentation:style-name="Mpr7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8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ssie en Visie TU Delft</dc:title>
    <meta:initial-creator>Bianca Wighman</meta:initial-creator>
    <meta:creation-date>2011-02-22T10:03:58.095000000</meta:creation-date>
    <dc:date>2015-01-12T13:30:21.071000000</dc:date>
    <meta:print-date>2010-08-18T12:28:56.888000000</meta:print-date>
    <meta:editing-cycles>1112</meta:editing-cycles>
    <meta:editing-duration>P7DT11H24M2S</meta:editing-duration>
    <meta:generator>LibreOffice/4.1.1.2$Windows_x86 LibreOffice_project/7e4286b58adc75a14f6d83f53a03b6c11fa2903</meta:generator>
    <meta:document-statistic meta:object-count="85"/>
  </office:meta>
</office:document-meta>
</file>